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D000002C817A39EA9E45B82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8ab" officeooo:paragraph-rsid="001e18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B Bounty Hunter<draw:frame draw:style-name="fr1" draw:name="Image1" text:anchor-type="char" svg:x="0.2291in" svg:y="0.5311in" svg:width="6.6929in" svg:height="4.2055in" draw:z-index="0"><draw:image xlink:href="Pictures/100000000000046D000002C817A39EA9E45B82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20:42:35.786864547</meta:creation-date>
    <dc:date>2021-08-11T20:43:42.892072269</dc:date>
    <meta:editing-duration>PT1M7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" meta:word-count="3" meta:character-count="17" meta:non-whitespace-character-count="15"/>
  </office:meta>
</office:document-meta>
</file>